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3f173" officeooo:paragraph-rsid="0023f173"/>
    </style:style>
    <style:style style:name="P8" style:family="paragraph" style:parent-style-name="Table_20_Contents">
      <style:text-properties officeooo:rsid="00254cde" officeooo:paragraph-rsid="00254cde"/>
    </style:style>
    <style:style style:name="T1" style:family="text">
      <style:text-properties officeooo:rsid="00205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8">Loadr3</text:p>
            <text:p text:style-name="P8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3-13T00:46:51.652467855</dc:date>
    <meta:editing-duration>PT58M42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53" meta:character-count="454" meta:non-whitespace-character-count="446"/>
  </office:meta>
</office:document-meta>
</file>